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5.681cm" table:align="left" style:writing-mode="lr-tb"/>
    </style:style>
    <style:style style:name="Tableau1.A" style:family="table-column">
      <style:table-column-properties style:column-width="10.497cm"/>
    </style:style>
    <style:style style:name="Tableau1.B" style:family="table-column">
      <style:table-column-properties style:column-width="5.1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49cm" fo:border="0.06pt solid #000000" style:shadow="none"/>
      <style:text-properties style:font-name="Courier 10 Pitch1"/>
    </style:style>
    <style:style style:name="P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7cm" fo:margin-right="0cm" fo:text-align="start" style:justify-single-word="false" fo:text-indent="-0.016cm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e11c6" officeooo:paragraph-rsid="001e11c6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11c6" officeooo:paragraph-rsid="001e11c6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 style:shadow="none"/>
      <style:text-properties style:font-name="Courier" fo:font-size="12pt" fo:font-weight="bold" officeooo:rsid="002107b5" officeooo:paragraph-rsid="002107b5" style:font-size-asian="12pt" style:font-weight-asian="bold" style:font-size-complex="12pt" style:font-weight-complex="bold"/>
    </style:style>
    <style:style style:name="P11" style:family="paragraph" style:parent-style-name="Heading" style:master-page-name="Standard">
      <loext:graphic-properties draw:fill="solid" draw:fill-color="#ffcc99" draw:opacity="100%"/>
      <style:paragraph-properties fo:text-align="center" style:justify-single-word="false" style:page-number="auto" fo:break-before="auto" fo:break-after="auto" fo:background-color="#ffcc99" fo:padding="0.049cm" fo:border="0.06pt solid #000000" style:shadow="non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ext_20_body" style:list-style-name="L1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4" style:family="paragraph" style:parent-style-name="Text_20_body" style:list-style-name="L2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officeooo:rsid="002233c4"/>
    </style:style>
    <style:style style:name="T4" style:family="text">
      <style:text-properties officeooo:rsid="0022699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<text:span text:style-name="T3">D</text:span> sockets</text:p>
      <text:p text:style-name="P7">Tous les programmes sont à faire en C sous LINUX.</text:p>
      <text:h text:style-name="Heading_20_1" text:outline-level="1"><text:span text:style-name="T3">Écriture</text:span> de clients/serveurs UDPs.</text:h>
      <text:list xml:id="list3888477060" text:style-name="L1">
        <text:list-item>
          <text:p text:style-name="P13"><text:span text:style-name="T3">Écrivez</text:span> des clients/serveurs UDP qui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lient</text:p>
          </table:table-cell>
          <table:table-cell table:style-name="Tableau1.B1" office:value-type="string">
            <text:p text:style-name="P5">serveur</text:p>
          </table:table-cell>
        </table:table-row>
        <table:table-row>
          <table:table-cell table:style-name="Tableau1.A2" office:value-type="string">
            <text:p text:style-name="P4">envoie un entier <text:span text:style-name="T2">⇨</text:span></text:p>
            <text:p text:style-name="P4"/>
            <text:p text:style-name="P4"/>
            <text:p text:style-name="P4">affiche ce que le serveur a envoyé</text:p>
          </table:table-cell>
          <table:table-cell table:style-name="Tableau1.B2" office:value-type="string">
            <text:p text:style-name="P4"/>
            <text:p text:style-name="P4"><text:s text:c="7"/>affiche l'entier reçu</text:p>
            <text:p text:style-name="P4"><text:span text:style-name="T2">⇦ </text:span>envoie l'inverse de l'entier</text:p>
          </table:table-cell>
        </table:table-row>
        <table:table-row>
          <table:table-cell table:style-name="Tableau1.A2" office:value-type="string">
            <text:p text:style-name="P4">idem avec un réel</text:p>
          </table:table-cell>
          <table:table-cell table:style-name="Tableau1.B2" office:value-type="string">
            <text:p text:style-name="P4">idem avec un réel</text:p>
          </table:table-cell>
        </table:table-row>
        <table:table-row>
          <table:table-cell table:style-name="Tableau1.A2" office:value-type="string">
            <text:p text:style-name="P4">envoi d'une structure de type datePerso (correctement initialisée)<text:span text:style-name="T2">⇨</text:span></text:p>
          </table:table-cell>
          <table:table-cell table:style-name="Tableau1.B2" office:value-type="string">
            <text:p text:style-name="P4"/>
            <text:p text:style-name="P4">affiche les éléments de la date</text:p>
          </table:table-cell>
        </table:table-row>
      </table:table>
      <text:p text:style-name="P7">Voici la définition du type <text:span text:style-name="T1">datePerso</text:span>:</text:p>
      <text:p text:style-name="P1">typedef struct{</text:p>
      <text:p text:style-name="P1"><text:tab/>unsigned char jour;</text:p>
      <text:p text:style-name="P1"><text:tab/>unsigned char mois;</text:p>
      <text:p text:style-name="P1"><text:tab/>unsigned short int annee;</text:p>
      <text:p text:style-name="P1"><text:tab/>char jourDeLaSemaine[10];<text:tab/>// le jour en toute lettre</text:p>
      <text:p text:style-name="P1">}datePerso;</text:p>
      <text:p text:style-name="P6"/>
      <text:p text:style-name="P7">Il existe des serveurs de test sur la machine prof de la salle de TP (l'adresse est à demander à l'enseignant).</text:p>
      <text:p text:style-name="P7">Les ports utilisés sont respectivement 2222, 3333 et 4444.</text:p>
      <text:list xml:id="list2473081838" text:style-name="L2">
        <text:list-item>
          <text:p text:style-name="P14"><text:span text:style-name="T3">Écrivez</text:span> les serveurs UDP effectuant les opérations décrites dans l'exercice précédent.</text:p>
        </text:list-item>
        <text:list-item>
          <text:p text:style-name="P14">Quelles options de la commande <text:span text:style-name="T1">netstat</text:span> permettent de savoir quels ports sont disponibles ?</text:p>
        </text:list-item>
        <text:list-item>
          <text:p text:style-name="P14">Vous testerez votre serveur avec le client de votre voisin.</text:p>
        </text:list-item>
      </text:list>
      <text:p text:style-name="P6"/>
      <text:h text:style-name="P12" text:outline-level="1"><text:span text:style-name="T4">Écriture</text:span> de clients/serveurs TCPs.</text:h>
      <text:p text:style-name="P3">Mêmes questions que pour UDP, mais en TCP.</text:p>
      <text:p text:style-name="P3"/>
      <text:p text:style-name="P2">Les ports des serveurs de test sont 5555,6666 et 7777</text:p>
      <text:p text:style-name="P6"/>
      <text:p text:style-name="P6"/>
      <text:p text:style-name="P9">Rappel :</text:p>
      <text:p text:style-name="P8">Sous LINUX, afin d'obtenir l'adresse IP de votre poste, il faut tapez en ligne de commande ;</text:p>
      <text:p text:style-name="P10">ip 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MonModeleTDTP</dc:title>
    <meta:creation-date>2010-09-05T13:06:20</meta:creation-date>
    <dc:language>en-US</dc:language>
    <meta:editing-cycles>16</meta:editing-cycles>
    <meta:editing-duration>PT5H3M6S</meta:editing-duration>
    <dc:date>2020-09-14T09:22:32.413391193</dc:date>
    <meta:document-statistic meta:table-count="1" meta:image-count="0" meta:object-count="0" meta:page-count="1" meta:paragraph-count="32" meta:word-count="205" meta:character-count="1215" meta:non-whitespace-character-count="1037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openoffice.org/3/user/template/MonModeleTDTP.ott" meta:date="2010-09-05T13:06:20"/>
  </office:meta>
</office:document-meta>
</file>